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5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6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0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3715a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9c5c7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Modelo Greedy</text:p>
          </table:table-cell>
          <table:table-cell table:number-columns-repeated="15"/>
          <table:table-cell table:style-name="Default"/>
          <table:table-cell/>
          <table:table-cell table:style-name="ce5" office:value-type="string" calcext:value-type="string">
            <text:p>Modelo DQP</text:p>
          </table:table-cell>
          <table:table-cell table:style-name="ce6"/>
          <table:table-cell table:number-columns-repeated="17"/>
        </table:table-row>
        <table:table-row table:style-name="ro1">
          <table:table-cell office:value-type="string" calcext:value-type="string">
            <text:p>- Nivel 5 -</text:p>
          </table:table-cell>
          <table:table-cell table:number-columns-repeated="15"/>
          <table:table-cell table:style-name="ce2" office:value-type="string" calcext:value-type="string">
            <text:p>Media niveles</text:p>
          </table:table-cell>
          <table:table-cell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5 -</text:p>
          </table:table-cell>
          <table:table-cell table:number-columns-repeated="15"/>
          <table:table-cell office:value-type="string" calcext:value-type="string">
            <text:p>Media nivel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M([.A3:.O3])/15" office:value-type="float" office:value="92.6" calcext:value-type="float">
            <text:p>93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M([.A4:.O4])/15" office:value-type="float" office:value="78.6666666666667" calcext:value-type="float">
            <text:p>79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SUM([.A5:.O5])/15" office:value-type="float" office:value="80.7333333333333" calcext:value-type="float">
            <text:p>81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SUM([.A6:.O6])/15" office:value-type="float" office:value="74.4" calcext:value-type="float">
            <text:p>74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M([.A7:.O7])/15" office:value-type="float" office:value="71.2" calcext:value-type="float">
            <text:p>71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M([.A8:.O8])/15" office:value-type="float" office:value="85.3333333333333" calcext:value-type="float">
            <text:p>85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- Nivel 6 -</text:p>
          </table:table-cell>
          <table:table-cell table:number-columns-repeated="17"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6 -</text:p>
          </table:table-cell>
          <table:table-cell table:number-columns-repeated="15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A11:.O11])/15" office:value-type="float" office:value="70.3333333333333" calcext:value-type="float">
            <text:p>7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M([.A12:.O12])/15" office:value-type="float" office:value="64.8" calcext:value-type="float">
            <text:p>65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M([.A13:.O13])/15" office:value-type="float" office:value="61.2" calcext:value-type="float">
            <text:p>61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M([.A14:.O14])/15" office:value-type="float" office:value="61.6" calcext:value-type="float">
            <text:p>62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15:.O15])/15" office:value-type="float" office:value="65.6" calcext:value-type="float">
            <text:p>66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M([.A16:.O16])/15" office:value-type="float" office:value="61.9333333333333" calcext:value-type="float">
            <text:p>62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- Nivel 7 -</text:p>
          </table:table-cell>
          <table:table-cell table:number-columns-repeated="17"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7 -</text:p>
          </table:table-cell>
          <table:table-cell table:number-columns-repeated="15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M([.A19:.O19])/15" office:value-type="float" office:value="55.6666666666667" calcext:value-type="float">
            <text:p>56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A20:.O20])/15" office:value-type="float" office:value="58.2" calcext:value-type="float">
            <text:p>58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M([.A21:.O21])/15" office:value-type="float" office:value="49.1333333333333" calcext:value-type="float">
            <text:p>49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M([.A22:.O22])/15" office:value-type="float" office:value="52.1333333333333" calcext:value-type="float">
            <text:p>52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A23:.O23])/15" office:value-type="float" office:value="54.8666666666667" calcext:value-type="float">
            <text:p>55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A24:.O24])/15" office:value-type="float" office:value="51.8" calcext:value-type="float">
            <text:p>52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- Nivel 8 -</text:p>
          </table:table-cell>
          <table:table-cell table:number-columns-repeated="17"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8 -</text:p>
          </table:table-cell>
          <table:table-cell table:number-columns-repeated="15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M([.A27:.O27])/15" office:value-type="float" office:value="85.6666666666667" calcext:value-type="float">
            <text:p>86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M([.A28:.O28])/15" office:value-type="float" office:value="78.3333333333333" calcext:value-type="float">
            <text:p>78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SUM([.A29:.O29])/15" office:value-type="float" office:value="78.6" calcext:value-type="float">
            <text:p>79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A30:.O30])/15" office:value-type="float" office:value="77.8" calcext:value-type="float">
            <text:p>78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SUM([.A31:.O31])/15" office:value-type="float" office:value="76.2666666666667" calcext:value-type="float">
            <text:p>76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32:.O32])/15" office:value-type="float" office:value="73.4" calcext:value-type="float">
            <text:p>73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- Nivel 9 -</text:p>
          </table:table-cell>
          <table:table-cell table:number-columns-repeated="17"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9 -</text:p>
          </table:table-cell>
          <table:table-cell table:number-columns-repeated="15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A35:.O35])/15" office:value-type="float" office:value="86.8666666666667" calcext:value-type="float">
            <text:p>87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A36:.O36])/15" office:value-type="float" office:value="72.4" calcext:value-type="float">
            <text:p>72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A37:.O37])/15" office:value-type="float" office:value="78.1333333333333" calcext:value-type="float">
            <text:p>78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M([.A38:.O38])/15" office:value-type="float" office:value="77.8666666666667" calcext:value-type="float">
            <text:p>78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A39:.O39])/15" office:value-type="float" office:value="74" calcext:value-type="float">
            <text:p>74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A40:.O40])/15" office:value-type="float" office:value="73.9333333333333" calcext:value-type="float">
            <text:p>74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- Nivel 10 -</text:p>
          </table:table-cell>
          <table:table-cell table:number-columns-repeated="17"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10 -</text:p>
          </table:table-cell>
          <table:table-cell table:number-columns-repeated="15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A43:.O43])/15" office:value-type="float" office:value="93.8666666666667" calcext:value-type="float">
            <text:p>94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M([.A44:.O44])/15" office:value-type="float" office:value="77.1333333333333" calcext:value-type="float">
            <text:p>77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45:.O45])/15" office:value-type="float" office:value="74.4666666666667" calcext:value-type="float">
            <text:p>74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A46:.O46])/15" office:value-type="float" office:value="76.5333333333333" calcext:value-type="float">
            <text:p>77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M([.A47:.O47])/15" office:value-type="float" office:value="75.1333333333333" calcext:value-type="float">
            <text:p>75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SUM([.A48:.O48])/15" office:value-type="float" office:value="78.8666666666667" calcext:value-type="float">
            <text:p>79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- Nivel 11 -</text:p>
          </table:table-cell>
          <table:table-cell table:number-columns-repeated="17"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11 -</text:p>
          </table:table-cell>
          <table:table-cell table:number-columns-repeated="15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51:.O51])/15" office:value-type="float" office:value="84.8" calcext:value-type="float">
            <text:p>8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SUM([.A52:.O52])/15" office:value-type="float" office:value="82.8" calcext:value-type="float">
            <text:p>83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75" calcext:value-type="float">
            <text:p>75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A53:.O53])/15" office:value-type="float" office:value="76.6" calcext:value-type="float">
            <text:p>77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4" office:value-type="float" office:value="76" calcext:value-type="float">
            <text:p>76</text:p>
          </table:table-cell>
          <table:table-cell/>
          <table:table-cell table:formula="of:=SUM([.A54:.O54])/15" office:value-type="float" office:value="75.9333333333333" calcext:value-type="float">
            <text:p>76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9" office:value-type="float" office:value="75" calcext:value-type="float">
            <text:p>75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A55:.O55])/15" office:value-type="float" office:value="78.4666666666667" calcext:value-type="float">
            <text:p>78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M([.A56:.O56])/15" office:value-type="float" office:value="77.6666666666667" calcext:value-type="float">
            <text:p>78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- Nivel 12 -</text:p>
          </table:table-cell>
          <table:table-cell table:number-columns-repeated="17"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12 -</text:p>
          </table:table-cell>
          <table:table-cell table:number-columns-repeated="15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A59:.O59])/15" office:value-type="float" office:value="77.3333333333333" calcext:value-type="float">
            <text:p>77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M([.A60:.O60])/15" office:value-type="float" office:value="66.8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A61:.O61])/15" office:value-type="float" office:value="62.2666666666667" calcext:value-type="float">
            <text:p>62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M([.A62:.O62])/15" office:value-type="float" office:value="60.8666666666667" calcext:value-type="float">
            <text:p>6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M([.A63:.O63])/15" office:value-type="float" office:value="61.4666666666667" calcext:value-type="float">
            <text:p>61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A64:.O64])/15" office:value-type="float" office:value="56.2" calcext:value-type="float">
            <text:p>56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- Nivel 13 -</text:p>
          </table:table-cell>
          <table:table-cell table:number-columns-repeated="17"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13 -</text:p>
          </table:table-cell>
          <table:table-cell table:number-columns-repeated="15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A67:.O67])/15" office:value-type="float" office:value="97.8666666666667" calcext:value-type="float">
            <text:p>98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A68:.O68])/15" office:value-type="float" office:value="84.4666666666667" calcext:value-type="float">
            <text:p>84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A69:.O69])/15" office:value-type="float" office:value="71.4666666666667" calcext:value-type="float">
            <text:p>71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SUM([.A70:.O70])/15" office:value-type="float" office:value="78.8666666666667" calcext:value-type="float">
            <text:p>79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SUM([.A71:.O71])/15" office:value-type="float" office:value="76.2" calcext:value-type="float">
            <text:p>76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SUM([.A72:.O72])/15" office:value-type="float" office:value="76.6" calcext:value-type="float">
            <text:p>77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- Nivel 14 -</text:p>
          </table:table-cell>
          <table:table-cell table:number-columns-repeated="17"/>
          <table:table-cell office:value-type="string" calcext:value-type="string">
            <text:p>Tam. Dataset</text:p>
          </table:table-cell>
          <table:table-cell/>
          <table:table-cell office:value-type="string" calcext:value-type="string">
            <text:p>- Nivel 14 -</text:p>
          </table:table-cell>
          <table:table-cell table:number-columns-repeated="15"/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A75:.O75])/15" office:value-type="float" office:value="142.533333333333" calcext:value-type="float">
            <text:p>143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A76:.O76])/15" office:value-type="float" office:value="144.933333333333" calcext:value-type="float">
            <text:p>145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M([.A77:.O77])/15" office:value-type="float" office:value="130.4" calcext:value-type="float">
            <text:p>130</text:p>
          </table:table-cell>
          <table:table-cell/>
          <table:table-cell office:value-type="float" office:value="2500" calcext:value-type="float">
            <text:p>250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SUM([.A78:.O78])/15" office:value-type="float" office:value="133.066666666667" calcext:value-type="float">
            <text:p>133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SUM([.A79:.O79])/15" office:value-type="float" office:value="137.6" calcext:value-type="float">
            <text:p>138</text:p>
          </table:table-cell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SUM([.A80:.O80])/15" office:value-type="float" office:value="124.866666666667" calcext:value-type="float">
            <text:p>125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16"/>
          <table:table-cell table:style-name="Default"/>
          <table:table-cell table:number-columns-repeated="19"/>
          <table:table-cell table:style-name="Default"/>
        </table:table-row>
        <table:table-row table:style-name="ro1">
          <table:table-cell table:number-columns-repeated="16"/>
          <table:table-cell table:style-name="Default"/>
          <table:table-cell office:value-type="string" calcext:value-type="string">
            <text:p>Media entre todos los niveles</text:p>
          </table:table-cell>
          <table:table-cell table:number-columns-repeated="18"/>
          <table:table-cell table:style-name="Default"/>
        </table:table-row>
        <table:table-row table:style-name="ro1">
          <table:table-cell table:number-columns-repeated="16"/>
          <table:table-cell table:style-name="Default" office:value-type="string" calcext:value-type="string">
            <text:p>Tam. Dataset</text:p>
          </table:table-cell>
          <table:table-cell table:style-name="ce10" office:value-type="string" calcext:value-type="string">
            <text:p>Greedy</text:p>
          </table:table-cell>
          <table:table-cell table:style-name="ce10" office:value-type="string" calcext:value-type="string">
            <text:p>DQP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500" calcext:value-type="float">
            <text:p>500</text:p>
          </table:table-cell>
          <table:table-cell table:style-name="ce3" table:formula="of:=([.Q3]+[.Q11]+[.Q19]+[.Q27]+[.Q35]+[.Q43]+[.Q51]+[.Q59]+[.Q67]+[.Q75])/10" office:value-type="float" office:value="88.7533333333333" calcext:value-type="float">
            <text:p>89</text:p>
          </table:table-cell>
          <table:table-cell table:style-name="ce3" table:formula="of:=([.AK3]+[.AK11]+[.AK19]+[.AK27]+[.AK35]+[.AK43]+[.AK51]+[.AK59]+[.AK67]+[.AK75])/10" office:value-type="float" office:value="86.3" calcext:value-type="float">
            <text:p>86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1000" calcext:value-type="float">
            <text:p>1000</text:p>
          </table:table-cell>
          <table:table-cell table:style-name="ce3" table:formula="of:=([.Q4]+[.Q12]+[.Q20]+[.Q28]+[.Q36]+[.Q44]+[.Q52]+[.Q60]+[.Q68]+[.Q76])/10" office:value-type="float" office:value="80.8533333333333" calcext:value-type="float">
            <text:p>81</text:p>
          </table:table-cell>
          <table:table-cell table:style-name="ce3" table:formula="of:=([.AK4]+[.AK12]+[.AK20]+[.AK28]+[.AK36]+[.AK44]+[.AK52]+[.AK60]+[.AK68]+[.AK76])/10" office:value-type="float" office:value="82.6" calcext:value-type="float">
            <text:p>83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2500" calcext:value-type="float">
            <text:p>2500</text:p>
          </table:table-cell>
          <table:table-cell table:style-name="ce3" table:formula="of:=([.Q5]+[.Q13]+[.Q21]+[.Q29]+[.Q37]+[.Q45]+[.Q53]+[.Q61]+[.Q69]+[.Q77])/10" office:value-type="float" office:value="76.3" calcext:value-type="float">
            <text:p>76</text:p>
          </table:table-cell>
          <table:table-cell table:style-name="ce3" table:formula="of:=([.AK5]+[.AK13]+[.AK21]+[.AK29]+[.AK37]+[.AK45]+[.AK53]+[.AK61]+[.AK69]+[.AK77])/10" office:value-type="float" office:value="77.2" calcext:value-type="float">
            <text:p>77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5000" calcext:value-type="float">
            <text:p>5000</text:p>
          </table:table-cell>
          <table:table-cell table:style-name="ce3" table:formula="of:=([.Q6]+[.Q14]+[.Q22]+[.Q30]+[.Q38]+[.Q46]+[.Q54]+[.Q62]+[.Q70]+[.Q78])/10" office:value-type="float" office:value="76.9066666666667" calcext:value-type="float">
            <text:p>77</text:p>
          </table:table-cell>
          <table:table-cell table:style-name="ce3" table:formula="of:=([.AK6]+[.AK14]+[.AK22]+[.AK30]+[.AK38]+[.AK46]+[.AK54]+[.AK62]+[.AK70]+[.AK78])/10" office:value-type="float" office:value="74.8" calcext:value-type="float">
            <text:p>75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7500" calcext:value-type="float">
            <text:p>7500</text:p>
          </table:table-cell>
          <table:table-cell table:style-name="ce3" table:formula="of:=([.Q7]+[.Q15]+[.Q23]+[.Q31]+[.Q39]+[.Q47]+[.Q55]+[.Q63]+[.Q71]+[.Q79])/10" office:value-type="float" office:value="77.08" calcext:value-type="float">
            <text:p>77</text:p>
          </table:table-cell>
          <table:table-cell table:style-name="ce3" table:formula="of:=([.AK7]+[.AK15]+[.AK23]+[.AK31]+[.AK39]+[.AK47]+[.AK55]+[.AK63]+[.AK71]+[.AK79])/10" office:value-type="float" office:value="74.7" calcext:value-type="float">
            <text:p>75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10000" calcext:value-type="float">
            <text:p>10000</text:p>
          </table:table-cell>
          <table:table-cell table:style-name="ce3" table:formula="of:=([.Q8]+[.Q16]+[.Q24]+[.Q32]+[.Q40]+[.Q48]+[.Q56]+[.Q64]+[.Q72]+[.Q80])/10" office:value-type="float" office:value="76.06" calcext:value-type="float">
            <text:p>76</text:p>
          </table:table-cell>
          <table:table-cell table:style-name="ce3" table:formula="of:=([.AK8]+[.AK16]+[.AK24]+[.AK32]+[.AK40]+[.AK48]+[.AK56]+[.AK64]+[.AK72]+[.AK80])/10" office:value-type="float" office:value="75.1" calcext:value-type="float">
            <text:p>75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/>
          <table:table-cell table:number-columns-repeated="19"/>
          <table:table-cell table:style-name="Default"/>
        </table:table-row>
        <table:table-row table:style-name="ro1">
          <table:table-cell table:number-columns-repeated="16"/>
          <table:table-cell table:style-name="Default"/>
          <table:table-cell office:value-type="string" calcext:value-type="string">
            <text:p>Media sin tener en cuenta el nivel 14</text:p>
          </table:table-cell>
          <table:table-cell table:number-columns-repeated="18"/>
          <table:table-cell table:style-name="Default"/>
        </table:table-row>
        <table:table-row table:style-name="ro1">
          <table:table-cell table:number-columns-repeated="16"/>
          <table:table-cell table:style-name="Default" office:value-type="string" calcext:value-type="string">
            <text:p>Tam. Dataset</text:p>
          </table:table-cell>
          <table:table-cell table:style-name="ce10" office:value-type="string" calcext:value-type="string">
            <text:p>Greedy</text:p>
          </table:table-cell>
          <table:table-cell table:style-name="ce10" office:value-type="string" calcext:value-type="string">
            <text:p>DQP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500" calcext:value-type="float">
            <text:p>500</text:p>
          </table:table-cell>
          <table:table-cell table:style-name="ce3" table:formula="of:=([.Q3]+[.Q11]+[.Q19]+[.Q27]+[.Q35]+[.Q43]+[.Q51]+[.Q59]+[.Q67])/9" office:value-type="float" office:value="82.7777777777778" calcext:value-type="float">
            <text:p>83</text:p>
          </table:table-cell>
          <table:table-cell table:style-name="ce3" table:formula="of:=([.AK3]+[.AK11]+[.AK19]+[.AK27]+[.AK35]+[.AK43]+[.AK51]+[.AK59]+[.AK67])/9" office:value-type="float" office:value="79.5555555555556" calcext:value-type="float">
            <text:p>80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1000" calcext:value-type="float">
            <text:p>1000</text:p>
          </table:table-cell>
          <table:table-cell table:style-name="ce3" table:formula="of:=([.Q4]+[.Q12]+[.Q20]+[.Q28]+[.Q36]+[.Q44]+[.Q52]+[.Q60]+[.Q68])/9" office:value-type="float" office:value="73.7333333333333" calcext:value-type="float">
            <text:p>74</text:p>
          </table:table-cell>
          <table:table-cell table:style-name="ce3" table:formula="of:=([.AK4]+[.AK12]+[.AK20]+[.AK28]+[.AK36]+[.AK44]+[.AK52]+[.AK60]+[.AK68])/9" office:value-type="float" office:value="76.2222222222222" calcext:value-type="float">
            <text:p>76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2500" calcext:value-type="float">
            <text:p>2500</text:p>
          </table:table-cell>
          <table:table-cell table:style-name="ce3" table:formula="of:=([.Q5]+[.Q13]+[.Q21]+[.Q29]+[.Q37]+[.Q45]+[.Q53]+[.Q61]+[.Q69])/9" office:value-type="float" office:value="70.2888888888889" calcext:value-type="float">
            <text:p>70</text:p>
          </table:table-cell>
          <table:table-cell table:style-name="ce3" table:formula="of:=([.AK5]+[.AK13]+[.AK21]+[.AK29]+[.AK37]+[.AK45]+[.AK53]+[.AK61]+[.AK69])/9" office:value-type="float" office:value="70.6666666666667" calcext:value-type="float">
            <text:p>71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5000" calcext:value-type="float">
            <text:p>5000</text:p>
          </table:table-cell>
          <table:table-cell table:style-name="ce3" table:formula="of:=([.Q6]+[.Q14]+[.Q22]+[.Q30]+[.Q38]+[.Q46]+[.Q54]+[.Q62]+[.Q70])/9" office:value-type="float" office:value="70.6666666666667" calcext:value-type="float">
            <text:p>71</text:p>
          </table:table-cell>
          <table:table-cell table:style-name="ce3" table:formula="of:=([.AK6]+[.AK14]+[.AK22]+[.AK30]+[.AK38]+[.AK46]+[.AK54]+[.AK62]+[.AK70])/9" office:value-type="float" office:value="68.6666666666667" calcext:value-type="float">
            <text:p>69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7500" calcext:value-type="float">
            <text:p>7500</text:p>
          </table:table-cell>
          <table:table-cell table:style-name="ce3" table:formula="of:=([.Q7]+[.Q15]+[.Q23]+[.Q31]+[.Q39]+[.Q47]+[.Q55]+[.Q63]+[.Q71])/9" office:value-type="float" office:value="70.3555555555556" calcext:value-type="float">
            <text:p>70</text:p>
          </table:table-cell>
          <table:table-cell table:style-name="ce3" table:formula="of:=([.AK7]+[.AK15]+[.AK23]+[.AK31]+[.AK39]+[.AK47]+[.AK55]+[.AK63]+[.AK71])/9" office:value-type="float" office:value="68" calcext:value-type="float">
            <text:p>68</text:p>
          </table:table-cell>
          <table:table-cell table:number-columns-repeated="17"/>
          <table:table-cell table:style-name="Default"/>
        </table:table-row>
        <table:table-row table:style-name="ro1">
          <table:table-cell table:number-columns-repeated="16"/>
          <table:table-cell table:style-name="Default" office:value-type="float" office:value="10000" calcext:value-type="float">
            <text:p>10000</text:p>
          </table:table-cell>
          <table:table-cell table:style-name="ce3" table:formula="of:=([.Q8]+[.Q16]+[.Q24]+[.Q32]+[.Q40]+[.Q48]+[.Q56]+[.Q64]+[.Q72])/9" office:value-type="float" office:value="70.637037037037" calcext:value-type="float">
            <text:p>71</text:p>
          </table:table-cell>
          <table:table-cell table:style-name="ce3" table:formula="of:=([.AK8]+[.AK16]+[.AK24]+[.AK32]+[.AK40]+[.AK48]+[.AK56]+[.AK64]+[.AK72])/9" office:value-type="float" office:value="67.4444444444444" calcext:value-type="float">
            <text:p>67</text:p>
          </table:table-cell>
          <table:table-cell table:number-columns-repeated="1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4:06:00.267892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19-11-18T14:11:01.766064626</dc:date>
    <meta:editing-duration>PT13M17S</meta:editing-duration>
    <meta:editing-cycles>6</meta:editing-cycles>
    <meta:document-statistic meta:table-count="1" meta:cell-count="2067" meta:object-count="0"/>
  </office:meta>
</office:document-meta>
</file>